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1876*"/>
    </style:style>
    <style:style style:name="Táblázat1.B" style:family="table-column">
      <style:table-column-properties style:column-width="5.082cm" style:rel-column-width="288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style:style>
    <style:style style:name="P58" style:family="paragraph" style:parent-style-name="Heading_20_3">
      <style:paragraph-properties fo:margin-top="0.319cm" fo:margin-bottom="0.109cm" fo:break-before="page"/>
    </style:style>
    <style:style style:name="P59" style:family="paragraph" style:parent-style-name="Heading_20_3">
      <style:paragraph-properties fo:margin-top="0.22cm" fo:margin-bottom="0.109cm"/>
    </style:style>
    <style:style style:name="P60" style:family="paragraph" style:parent-style-name="Text_20_body">
      <style:text-properties fo:font-style="normal" style:font-style-asian="normal" style:font-style-complex="normal"/>
    </style:style>
    <style:style style:name="P61" style:family="paragraph" style:parent-style-name="Text_20_body">
      <style:paragraph-properties fo:text-align="center" style:justify-single-word="false"/>
      <style:text-properties fo:font-style="italic" style:font-style-asian="italic" style:font-style-complex="italic"/>
    </style:style>
    <style:style style:name="P62" style:family="paragraph" style:parent-style-name="Heading_20_3">
      <style:text-properties fo:font-style="italic" style:font-style-asian="italic" style:font-style-complex="italic"/>
    </style:style>
    <style:style style:name="P63" style:family="paragraph" style:parent-style-name="Heading_20_3">
      <style:paragraph-properties fo:margin-top="0.019cm" fo:margin-bottom="0.109cm" fo:break-before="page"/>
    </style:style>
    <style:style style:name="P64" style:family="paragraph" style:parent-style-name="Heading_20_3">
      <style:paragraph-properties fo:margin-top="0.12cm" fo:margin-bottom="0.109cm"/>
    </style:style>
    <style:style style:name="P6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6" style:family="paragraph" style:parent-style-name="Heading_20_1">
      <style:paragraph-properties fo:margin-top="0cm" fo:margin-bottom="0.21cm" fo:break-before="page"/>
    </style:style>
    <style:style style:name="P67" style:family="paragraph" style:parent-style-name="Heading_20_2">
      <style:paragraph-properties fo:margin-top="0.22cm" fo:margin-bottom="0.011cm"/>
    </style:style>
    <style:style style:name="P68" style:family="paragraph" style:parent-style-name="Text_20_body">
      <style:paragraph-properties fo:margin-top="0cm" fo:margin-bottom="0.21cm"/>
    </style:style>
    <style:style style:name="P69"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Hajnalvilág</text:h></draw:text-box></draw:frame><draw:frame draw:style-name="fr2" draw:name="Keret5" text:anchor-type="paragraph" svg:width="4.987cm" draw:z-index="3"><draw:text-box fo:min-height="1.194cm"><text:p text:style-name="P4">Hajnalvilág Alapítvány<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8"><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9"><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n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Heading_20_2" text:outline-level="2"/>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h text:style-name="Heading_20_2"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Text_20_body"><text:span text:style-name="T1"/></text:p>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Text_20_body">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Heading_20_4" text:outline-level="4"/>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Heading_20_4" text:outline-level="4"/>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Heading_20_3" text:outline-level="3"/>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Heading_20_3" text:outline-level="3"/>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Heading_20_3" text:outline-level="3"/>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Heading_20_2" text:outline-level="2"/>
      <text:h text:style-name="P36" text:outline-level="2">Hibakeresés és beavatkozás</text:h>
      <text:p text:style-name="Text_20_body">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Text_20_body">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Heading_20_2" text:outline-level="2"/>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ly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Heading_20_3" text:outline-level="3"/>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Heading_20_3" text:outline-level="3"/>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Heading_20_3" text:outline-level="3"/>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Heading_20_2" text:outline-level="2"/>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
      <text:h text:style-name="P58"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9"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Heading_20_2" text:outline-level="2"/>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Heading_20_3" text:outline-level="3"/>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Heading_20_2" text:outline-level="2"/>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0">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0">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0">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0">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0">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0">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0">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0">A választás, <text:span text:style-name="T1">a változás ideje eljött</text:span>, és nem múlik el attól, hogy az önsajnálatot, be­gubózó szerencsétlenkedést választjuk ahelyett, hogy büszkén vállalnánk a nekünk megadatott sorsot, óriási lehetőséget.</text:p><text:p text:style-name="P60"/><text:p text:style-name="P61">Fel a fejjel!</text:p></draw:text-box></draw:frame></text:h>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2" text:outline-level="3"/>
      <text:h text:style-name="P63"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4"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4"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9"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9"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9"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9"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5">a kalapács lesújt az acélgömbre.</text:p>
      <text:h text:style-name="P66" text:outline-level="1">Zárszó</text:h>
      <text:h text:style-name="P67"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8">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8">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8">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Heading_20_2" text:outline-level="2"/>
      <text:h text:style-name="P69"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1">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1">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iért?</text:chapter></text:span></text:p>
      </style:header>
      <style:footer>
        <text:p text:style-name="P2"><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0-11-28T13:46:44</dc:date>
    <dc:language>hu-HU</dc:language>
    <meta:editing-cycles>740</meta:editing-cycles>
    <meta:editing-duration>P85DT12H33M31S</meta:editing-duration>
    <meta:user-defined meta:name="Ver">0.9</meta:user-defined>
    <meta:user-defined meta:name="Info 2"/>
    <meta:user-defined meta:name="Info 3"/>
    <meta:user-defined meta:name="Info 4"/>
    <meta:document-statistic meta:table-count="1" meta:image-count="1" meta:object-count="0" meta:page-count="118" meta:paragraph-count="925" meta:word-count="60229" meta:character-count="450274"/>
  </office:meta>
</office:document-meta>
</file>